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7.551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oducts_has_op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roduct_id </text:p>
          </table:table-cell>
          <table:table-cell office:value-type="string" calcext:value-type="string">
            <text:p>option_id 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 </text:p>
          </table:table-cell>
          <table:table-cell office:value-type="string" calcext:value-type="string">
            <text:p>on_sale </text:p>
          </table:table-cell>
          <table:table-cell office:value-type="string" calcext:value-type="string">
            <text:p>specs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01" calcext:value-type="float">
            <text:p>1201</text:p>
          </table:table-cell>
          <table:table-cell office:value-type="float" office:value="3" calcext:value-type="float">
            <text:p>3</text:p>
          </table:table-cell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book Pro 13.3-inch (diagonal) LED-backlit display with IPS technology; 2560-by-1600 native resolution at 227 pixels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02" calcext:value-type="float">
            <text:p>1202</text:p>
          </table:table-cell>
          <table:table-cell office:value-type="float" office:value="2" calcext:value-type="float">
            <text:p>2</text:p>
          </table:table-cell>
          <table:table-cell office:value-type="float" office:value="2199" calcext:value-type="float">
            <text:p>21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book Pro 15.4-inch (diagonal) LED-backlit display with IPS technology; 2880-by-1800 native resolution at 220 pixels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301" calcext:value-type="float">
            <text:p>1301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book Air 11.6-inch (diagonal) LED-backlit glossy widescreen display with support for millions of colors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302" calcext:value-type="float">
            <text:p>1302</text:p>
          </table:table-cell>
          <table:table-cell office:value-type="float" office:value="4" calcext:value-type="float">
            <text:p>4</text:p>
          </table:table-cell>
          <table:table-cell office:value-type="float" office:value="1099" calcext:value-type="float">
            <text:p>10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book Air 13.3-inch (diagonal) LED-backlit glossy widescreen display with support for millions of colors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401" calcext:value-type="float">
            <text:p>1401</text:p>
          </table:table-cell>
          <table:table-cell office:value-type="float" office:value="5" calcext:value-type="float">
            <text:p>5</text:p>
          </table:table-cell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hone X Storage capacity 128 GB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402" calcext:value-type="float">
            <text:p>1402</text:p>
          </table:table-cell>
          <table:table-cell office:value-type="float" office:value="7" calcext:value-type="float">
            <text:p>7</text:p>
          </table:table-cell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hone X Storage capacity 256 GB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1" calcext:value-type="float">
            <text:p>1501</text:p>
          </table:table-cell>
          <table:table-cell office:value-type="float" office:value="8" calcext:value-type="float">
            <text:p>8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hone 7 Storage capacity 64 GB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2" calcext:value-type="float">
            <text:p>1502</text:p>
          </table:table-cell>
          <table:table-cell office:value-type="float" office:value="9" calcext:value-type="float">
            <text:p>9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hone 7 Storage capacity 32 GB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601" calcext:value-type="float">
            <text:p>1601</text:p>
          </table:table-cell>
          <table:table-cell office:value-type="float" office:value="4" calcext:value-type="float">
            <text:p>4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hone 8 Storage capacity 64 GB 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602" calcext:value-type="float">
            <text:p>1602</text:p>
          </table:table-cell>
          <table:table-cell office:value-type="float" office:value="7" calcext:value-type="float">
            <text:p>7</text:p>
          </table:table-cell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hone 8 Storage capacity 128 GB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701" calcext:value-type="float">
            <text:p>1701</text:p>
          </table:table-cell>
          <table:table-cell office:value-type="float" office:value="20" calcext:value-type="float">
            <text:p>20</text:p>
          </table:table-cell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ad Air 9.7-inch (diagonal) LED-backlit Multi-Touch display with IPS technology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702" calcext:value-type="float">
            <text:p>1702</text:p>
          </table:table-cell>
          <table:table-cell office:value-type="float" office:value="9" calcext:value-type="float">
            <text:p>9</text:p>
          </table:table-cell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ad Air 12-inch (diagonal) LED-backlit Multi-Touch display with IPS technology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801" calcext:value-type="float">
            <text:p>1801</text:p>
          </table:table-cell>
          <table:table-cell office:value-type="float" office:value="40" calcext:value-type="float">
            <text:p>40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ad Mini 7.9-inch (diagonal) LED-backlit Multi-Touch display with IPS technology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802" calcext:value-type="float">
            <text:p>1802</text:p>
          </table:table-cell>
          <table:table-cell office:value-type="float" office:value="100" calcext:value-type="float">
            <text:p>100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ad Mini 10-inch (diagonal) LED-backlit Multi-Touch display with IPS technology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float" office:value="4" calcext:value-type="float">
            <text:p>4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C4000 G3 Server with 2U 4-GPU Hybrid Computing Power with Mass Storage Capability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902" calcext:value-type="float">
            <text:p>1902</text:p>
          </table:table-cell>
          <table:table-cell office:value-type="float" office:value="6" calcext:value-type="float">
            <text:p>6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8000 G4 Server with High-density 4U GPU server support 8 GPUs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100-E8-PI2 Server with Smart compact 1U server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300-E9-PI4 Server with Flagship Model with Versatile Expandability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101" calcext:value-type="float">
            <text:p>2101</text:p>
          </table:table-cell>
          <table:table-cell office:value-type="float" office:value="7" calcext:value-type="float">
            <text:p>7</text:p>
          </table:table-cell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 XPS 13 PC with 13.3-inch Intel Core i5-8250U. 8GB memory/128GB SSD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102" calcext:value-type="float">
            <text:p>2102</text:p>
          </table:table-cell>
          <table:table-cell office:value-type="float" office:value="1" calcext:value-type="float">
            <text:p>1</text:p>
          </table:table-cell>
          <table:table-cell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l XPS 15 PC with 15.6-inch Intel Core i5-7300HQ. 8GB memory/256GB SSD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201" calcext:value-type="float">
            <text:p>2201</text:p>
          </table:table-cell>
          <table:table-cell office:value-type="float" office:value="10" calcext:value-type="float">
            <text:p>1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l Inspiron 15 PC with 15.6-inch Full HD. Intel Core i5-8250U. 8GB memory/1TB HDD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202" calcext:value-type="float">
            <text:p>2202</text:p>
          </table:table-cell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l Inspiron 24 PC with 23.8-in Full HD. Intel Core i5-7200U. 8GB memory/1TB SATA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301" calcext:value-type="float">
            <text:p>2301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oprice Ultra Slim 24Hz High Speed HDMI Cable, 10Gbps, 36AWG, YUV 4:2:0, 6ft, Black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302" calcext:value-type="float">
            <text:p>230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price Ultra Slim 60Hz High Speed HDMI Cable, 18Gbps, 40AWG, YUV 6:4:0, 8ft, Black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401" calcext:value-type="float">
            <text:p>24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oprice Commercial 32Hz High Speed HDMI Cable, 10Gbps, 24AWG, CL2, 6ft, Black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402" calcext:value-type="float">
            <text:p>240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oprice Commercial 80Hz High Speed HDMI Cable, 18Gbps, 40AWG, CL2, 8ft, Black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501" calcext:value-type="float">
            <text:p>2501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XM1 Wireless Headphones 20 Hz�20,000 Hz (44 kHz Sampling)/ 20 Hz�40,000 Hz (LDAC 96 kHz Sampling, 990 kbps)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502" calcext:value-type="float">
            <text:p>2502</text:p>
          </table:table-cell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0XM3 Wireless Headphones 40 Hz�40,000 Hz (54 kHz Sampling)/40 Hz�60,000 Hz (LDAC 120 kHz Sampling, 800 kbps)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601" calcext:value-type="float">
            <text:p>2601</text:p>
          </table:table-cell>
          <table:table-cell office:value-type="float" office:value="9" calcext:value-type="float">
            <text:p>9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ny IER-M7 In-ears Headphone. Driver Unit by Quad-balanced armature. Frequency Response 5 Hz�20,000 Hz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602" calcext:value-type="float">
            <text:p>2602</text:p>
          </table:table-cell>
          <table:table-cell office:value-type="float" office:value="60" calcext:value-type="float">
            <text:p>6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ny IER-M9 In-ears Headphone. Driver Unit by Penta Balanced Armature. Frequency Response 10 Hz�40,000 H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86" meta:object-count="0"/>
    <meta:generator>LibreOffice/7.3.1.3$Linux_X86_64 LibreOffice_project/30$Build-3</meta:generator>
  </office:meta>
</office:document-meta>
</file>